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Stri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ing.equals( char [ ] ch , int offse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ing.setValues( char [ ] ch , int offse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String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String.equals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ing.XMLString( char [ ] ch , int offse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String.XML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